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Lato Heavy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5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6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38e6fa5"/>
    </style:style>
    <style:style style:name="T6" style:family="text">
      <style:text-properties officeooo:rsid="02ba9242"/>
    </style:style>
    <style:style style:name="T7" style:family="text">
      <style:text-properties officeooo:rsid="032f968f"/>
    </style:style>
    <style:style style:name="T8" style:family="text">
      <style:text-properties fo:color="#000000" loext:opacity="100%" fo:font-size="10.5pt" style:font-size-asian="10.5pt" style:font-size-complex="10.5pt"/>
    </style:style>
    <style:style style:name="T9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Quicksand Light" fo:font-size="10.5pt" officeooo:rsid="024894a0" style:font-size-asian="10.5pt" style:font-size-complex="10.5pt"/>
    </style:style>
    <style:style style:name="T11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231dcd9" fo:background-color="#ffffff" loext:char-shading-value="0"/>
    </style:style>
    <style:style style:name="T14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officeooo:rsid="0368dd32"/>
    </style:style>
    <style:style style:name="T24" style:family="text">
      <style:text-properties style:text-underline-style="none" fo:background-color="#ffffff" loext:char-shading-value="0" loext:padding="0cm" loext:border="none" loext:shadow="none"/>
    </style:style>
    <style:style style:name="T25" style:family="text">
      <style:text-properties loext:padding="0cm" loext:border="none" loext:shadow="none"/>
    </style:style>
    <style:style style:name="T26" style:family="text">
      <style:text-properties officeooo:rsid="003df92e" fo:background-color="#ffffff" loext:char-shading-value="0"/>
    </style:style>
    <style:style style:name="T27" style:family="text">
      <style:text-properties officeooo:rsid="016b4424"/>
    </style:style>
    <style:style style:name="T28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<text:span text:style-name="T5">J</text:span>ob Level: <text:span text:style-name="T6">20</text:span>+ <text:span text:style-name="T7">Y</text:span>ears <text:span text:style-name="T7">E</text:span>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XPERIE</text:span><text:span text:style-name="T13">NCE</text:span></text:p>
      <text:p text:style-name="P8"/>
      <text:section text:style-name="Sect1" text:name="Section5">
        <text:p text:style-name="P9"><text:span text:style-name="T14">s</text:span><text:span text:style-name="T15">oftware engineer</text:span><text:span text:style-name="T16"> <text:s/></text:span><text:span text:style-name="T17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8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>OPERATING <text:s/>SYSTEM</text:p>
        <text:p text:style-name="P41">ALGORITHMS</text:p>
        <text:p text:style-name="P42"/>
        <text:p text:style-name="P35"/>
        <text:p text:style-name="P35"/>
        <text:p text:style-name="P43">O<text:span text:style-name="T23">PEN</text:span> Art</text:p>
        <text:p text:style-name="P44"/>
        <text:p text:style-name="P45">WORKING WITH <text:s/>PLYMOUTH</text:p>
        <text:p text:style-name="P46">CODING STANDARDS</text:p>
        <text:p text:style-name="P47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4">Python for Everybody</text:span><text:span text:style-name="T25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2">E</text:span><text:span text:style-name="T26">DUCATION</text:span></text:p>
            <text:p text:style-name="P54"><text:span text:style-name="T27">S</text:span>ri Ramakrishna Engineering College,1996-2000</text:p>
            <text:p text:style-name="P55">Bachelor of <text:span text:style-name="T24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8">h</text:span>rissur. P.O Arattupuzha</text:p>
            <text:p text:style-name="P60">V<text:span text:style-name="T28">allachira</text:span>, K<text:span text:style-name="T28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23:13:15.532369573</dc:date>
    <meta:editing-duration>P1DT21H19M1S</meta:editing-duration>
    <meta:editing-cycles>644</meta:editing-cycles>
    <meta:generator>LibreOffice/26.2.0.3$Linux_X86_64 LibreOffice_project/620$Build-3</meta:generator>
    <meta:print-date>2026-03-09T19:37:30.763182629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